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style:font-weight-asian="bold" style:font-weight-complex="bold"/>
    </style:style>
    <style:style style:name="P2" style:family="paragraph" style:parent-style-name="Standard">
      <style:text-properties fo:color="#80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8000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008000" fo:font-weight="normal" style:font-weight-asian="normal" style:font-weight-complex="normal"/>
    </style:style>
    <style:style style:name="P6" style:family="paragraph" style:parent-style-name="Standard">
      <style:text-properties fo:color="#800000" fo:font-weight="bold" style:font-weight-asian="bold" style:font-weight-complex="bold"/>
    </style:style>
    <style:style style:name="P7" style:family="paragraph" style:parent-style-name="Standard">
      <style:text-properties fo:color="#8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pinstalacion</text:p>
      <text:p text:style-name="Standard"/>
      <text:p text:style-name="Standard"><text:span text:style-name="T2">phpinstalacionInstalacionStart</text:span><text:span text:style-name="T3">.js call phpinstalacionInstalacionShowAll() THAT SHOW ALL THE <text:s/>INSTALLATIONS</text:span></text:p>
      <text:p text:style-name="P4"/>
      <text:p text:style-name="P4"/>
      <text:p text:style-name="Standard"><text:span text:style-name="T2">phpinstalacionInstalacionShowAll</text:span><text:span text:style-name="T3">.js </text:span><text:span text:style-name="T1">POST(phpinstalacionInstalacionShowAll.php) </text:span><text:span text:style-name="T3">THAT SHOW ALL THE <text:s/>INSTALLATIONS</text:span></text:p>
      <text:p text:style-name="P4"/>
      <text:p text:style-name="P4"/>
      <text:p text:style-name="Standard"><text:span text:style-name="T2">phpinstalacionInstalacionButtonInstallationShow</text:span><text:span text:style-name="T3">.js REDIRECT TO instalacionshowone.html USING LOCAL STORAGE TO SHOW THE DESIRED INTALLATION (BY BUTTON VALUE)</text:span></text:p>
      <text:p text:style-name="P4"><text:s/></text:p>
      <text:p text:style-name="P4"/>
      <text:p text:style-name="Standard"><text:span text:style-name="T2">phpinstalacionFinder</text:span><text:span text:style-name="T3">.js </text:span><text:span text:style-name="T1">POST(phpinstalacionFinder.ph) </text:span><text:span text:style-name="T3">find my installations</text:span></text:p>
      <text:p text:style-name="P4"/>
      <text:p text:style-name="P4"/>
      <text:p text:style-name="Standard"><text:span text:style-name="T2">phpinstalacionNewInstalationValidate</text:span><text:span text:style-name="T3">.js <text:s/>ENSURE YO INSERT AN INSTALLATION NAME WHEN CREATING A NEW INSTALLATION</text:span></text:p>
      <text:p text:style-name="Standard"><text:span text:style-name="T3"/></text:p>
      <text:p text:style-name="Standard"><text:span text:style-name="T3"/></text:p>
      <text:p text:style-name="P2">PHP ONLY PHP IN FORMS READY TO SUBMIT</text:p>
      <text:p text:style-name="Standard"><text:span text:style-name="T3"/></text:p>
      <text:p text:style-name="Standard"><text:span text:style-name="T2">phpinstalacionCommentSave</text:span><text:span text:style-name="T3">.php SAVE DAY-WORK COMMENT FOR INSTALACION</text:span></text:p>
      <text:p text:style-name="Standard"><text:span text:style-name="T2">phpinstalacionEditSave</text:span><text:span text:style-name="T3">.php</text:span></text:p>
      <text:p text:style-name="Standard"><text:span text:style-name="T2">phpinstalacionNewInstalacionSave</text:span><text:span text:style-name="T3">.php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/>
      <text:p text:style-name="P3">*******ONE INSTALLATION***********</text:p>
      <text:p text:style-name="P3"/>
      <text:p text:style-name="Standard"><text:span text:style-name="T4">phpinstalacionOneInstallationStart</text:span>: call js function phpinstalacionOneInstallationShow(instaid)</text:p>
      <text:p text:style-name="Standard"/>
      <text:p text:style-name="Standard"><text:span text:style-name="T4">phpinstalacionOneInstallationShow</text:span>.js <text:span text:style-name="T1">POST(phpinstalacionOneInstallationShow.php). </text:span><text:span text:style-name="T3">Show one installation with all the work-days attached</text:span></text:p>
      <text:p text:style-name="P4"/>
      <text:p text:style-name="P5">*******END ONE INSTALLATION***********</text:p>
      <text:p text:style-name="P4"/>
      <text:p text:style-name="P4"/>
      <text:p text:style-name="P4"/>
      <text:p text:style-name="P5">*******EDIT INSTALLATION***********</text:p>
      <text:p text:style-name="P4"/>
      <text:p text:style-name="Standard"><text:span text:style-name="T2">phpinstalacionEditValidate</text:span><text:span text:style-name="T3">.js ENSURE YO INSERT AN INSTALLATION NAME WHEN EDITING AN EXISTENT INSTALLATION</text:span></text:p>
      <text:p text:style-name="P4"/>
      <text:p text:style-name="P4"/>
      <text:p text:style-name="Standard"><text:span text:style-name="T2">phpinstalacionEditShow</text:span><text:span text:style-name="T3">.js <text:s/></text:span><text:span text:style-name="T1">POST(phpinstalacionEditShow.php) </text:span><text:span text:style-name="T3">SHOW INSTALLATION FOR EDIT</text:span></text:p>
      <text:p text:style-name="P4"/>
      <text:p text:style-name="P5">*******END EDIT INSTALLATION***********</text:p>
      <text:p text:style-name="P5"><text:soft-page-break/></text:p>
      <text:p text:style-name="P5"/>
      <text:p text:style-name="P5">*******DAY-WORK COMMENT FOR INSTALLATION***********</text:p>
      <text:p text:style-name="P4"/>
      <text:p text:style-name="Standard"><text:span text:style-name="T2">phpinstalacionCommentValidate</text:span><text:span text:style-name="T3">.js ENSURE THAT THE USER INSERT AT LEAST ONE WORKER NAME BEFORE SENDING DAY-WORK TO INSTALLATION.</text:span></text:p>
      <text:p text:style-name="P4"/>
      <text:p text:style-name="P5">*******END DAY-WORK COMMENT FOR INSTALLATION***********</text:p>
      <text:p text:style-name="P5"/>
      <text:p text:style-name="P5"/>
      <text:p text:style-name="P4"/>
      <text:p text:style-name="P4"/>
      <text:p text:style-name="P4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38S</meta:editing-duration>
    <meta:editing-cycles>6</meta:editing-cycles>
    <meta:generator>OpenOffice.org/3.3$Win32 OpenOffice.org_project/330m20$Build-9567</meta:generator>
    <dc:date>2014-04-29T12:03:23.39</dc:date>
    <meta:document-statistic meta:table-count="0" meta:image-count="0" meta:object-count="0" meta:page-count="2" meta:paragraph-count="22" meta:word-count="132" meta:character-count="1539"/>
    <meta:user-defined meta:name="Info 1"/>
    <meta:user-defined meta:name="Info 2"/>
    <meta:user-defined meta:name="Info 3"/>
    <meta:user-defined meta:name="Info 4"/>
  </office:meta>
</office:document-meta>
</file>